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169" officeooo:paragraph-rsid="00092169"/>
    </style:style>
    <style:style style:name="P2" style:family="paragraph" style:parent-style-name="Standard">
      <style:text-properties officeooo:rsid="00098095" officeooo:paragraph-rsid="00098095"/>
    </style:style>
    <style:style style:name="P3" style:family="paragraph" style:parent-style-name="Standard">
      <style:text-properties fo:font-style="italic" fo:font-weight="normal" officeooo:rsid="00098095" officeooo:paragraph-rsid="0009c2db" style:font-style-asian="italic" style:font-weight-asian="normal" style:font-style-complex="italic" style:font-weight-complex="normal"/>
    </style:style>
    <style:style style:name="P4" style:family="paragraph" style:parent-style-name="Standard">
      <style:text-properties fo:font-style="italic" fo:font-weight="normal" officeooo:rsid="000d3067" officeooo:paragraph-rsid="000d3067" style:font-style-asian="italic" style:font-weight-asian="normal" style:font-style-complex="italic" style:font-weight-complex="normal"/>
    </style:style>
    <style:style style:name="P5" style:family="paragraph" style:parent-style-name="Standard">
      <style:text-properties fo:font-style="normal" fo:font-weight="normal" officeooo:rsid="000990ce" officeooo:paragraph-rsid="000990ce" style:font-style-asian="normal" style:font-weight-asian="normal" style:font-style-complex="normal" style:font-weight-complex="normal"/>
    </style:style>
    <style:style style:name="P6" style:family="paragraph" style:parent-style-name="Standard">
      <style:text-properties fo:font-style="normal" fo:font-weight="normal" officeooo:rsid="0009c2db" officeooo:paragraph-rsid="0009c2db" style:font-style-asian="normal" style:font-weight-asian="normal" style:font-style-complex="normal" style:font-weight-complex="normal"/>
    </style:style>
    <style:style style:name="P7" style:family="paragraph" style:parent-style-name="Standard">
      <style:text-properties fo:font-style="normal" fo:font-weight="normal" officeooo:rsid="000b4580" officeooo:paragraph-rsid="000b4580" style:font-style-asian="normal" style:font-weight-asian="normal" style:font-style-complex="normal" style:font-weight-complex="normal"/>
    </style:style>
    <style:style style:name="P8" style:family="paragraph" style:parent-style-name="Standard">
      <style:text-properties fo:font-style="normal" fo:font-weight="normal" officeooo:rsid="000d3067" officeooo:paragraph-rsid="000d3067" style:font-style-asian="normal" style:font-weight-asian="normal" style:font-style-complex="normal" style:font-weight-complex="normal"/>
    </style:style>
    <style:style style:name="P9" style:family="paragraph" style:parent-style-name="Standard">
      <style:text-properties fo:font-style="normal" fo:font-weight="normal" officeooo:rsid="000e24f3" officeooo:paragraph-rsid="000e24f3" style:font-style-asian="normal" style:font-weight-asian="normal" style:font-style-complex="normal" style:font-weight-complex="normal"/>
    </style:style>
    <style:style style:name="P10" style:family="paragraph" style:parent-style-name="Standard" style:list-style-name="L1">
      <style:text-properties officeooo:rsid="00092169" officeooo:paragraph-rsid="00092169"/>
    </style:style>
    <style:style style:name="P11" style:family="paragraph" style:parent-style-name="Standard" style:list-style-name="L1">
      <style:text-properties officeooo:rsid="00092169" officeooo:paragraph-rsid="00098095"/>
    </style:style>
    <style:style style:name="P12" style:family="paragraph" style:parent-style-name="Standard" style:list-style-name="L3">
      <style:text-properties officeooo:rsid="00092169" officeooo:paragraph-rsid="0009c2db"/>
    </style:style>
    <style:style style:name="P13" style:family="paragraph" style:parent-style-name="Standard" style:list-style-name="L4">
      <style:text-properties officeooo:rsid="00092169" officeooo:paragraph-rsid="000d3067"/>
    </style:style>
    <style:style style:name="P14" style:family="paragraph" style:parent-style-name="Standard" style:list-style-name="L5">
      <style:text-properties officeooo:rsid="00092169" officeooo:paragraph-rsid="000e24f3"/>
    </style:style>
    <style:style style:name="P15" style:family="paragraph" style:parent-style-name="Standard" style:list-style-name="L6">
      <style:text-properties officeooo:rsid="00092169" officeooo:paragraph-rsid="0011e648"/>
    </style:style>
    <style:style style:name="P16" style:family="paragraph" style:parent-style-name="Standard" style:list-style-name="L7">
      <style:text-properties officeooo:rsid="00092169" officeooo:paragraph-rsid="00125e46"/>
    </style:style>
    <style:style style:name="P17" style:family="paragraph" style:parent-style-name="Standard" style:list-style-name="L8">
      <style:text-properties officeooo:rsid="00092169" officeooo:paragraph-rsid="0014f45f"/>
    </style:style>
    <style:style style:name="P18" style:family="paragraph" style:parent-style-name="Standard" style:list-style-name="L10">
      <style:text-properties officeooo:rsid="00092169" officeooo:paragraph-rsid="0016484d"/>
    </style:style>
    <style:style style:name="P19" style:family="paragraph" style:parent-style-name="Standard" style:list-style-name="L1">
      <style:text-properties fo:font-style="italic" officeooo:rsid="00098095" officeooo:paragraph-rsid="00098095" style:font-style-asian="italic" style:font-style-complex="italic"/>
    </style:style>
    <style:style style:name="P20" style:family="paragraph" style:parent-style-name="Standard" style:list-style-name="L2">
      <style:text-properties fo:font-style="italic" fo:font-weight="normal" officeooo:rsid="00098095" officeooo:paragraph-rsid="00098095" style:font-style-asian="italic" style:font-weight-asian="normal" style:font-style-complex="italic" style:font-weight-complex="normal"/>
    </style:style>
    <style:style style:name="P21" style:family="paragraph" style:parent-style-name="Standard" style:list-style-name="L3">
      <style:text-properties fo:font-style="italic" fo:font-weight="normal" officeooo:rsid="00098095" officeooo:paragraph-rsid="0009c2db" style:font-style-asian="italic" style:font-weight-asian="normal" style:font-style-complex="italic" style:font-weight-complex="normal"/>
    </style:style>
    <style:style style:name="P22" style:family="paragraph" style:parent-style-name="Standard" style:list-style-name="L4">
      <style:text-properties fo:font-style="italic" fo:font-weight="normal" officeooo:rsid="00098095" officeooo:paragraph-rsid="000d3067" style:font-style-asian="italic" style:font-weight-asian="normal" style:font-style-complex="italic" style:font-weight-complex="normal"/>
    </style:style>
    <style:style style:name="P23" style:family="paragraph" style:parent-style-name="Standard" style:list-style-name="L5">
      <style:text-properties fo:font-style="italic" fo:font-weight="normal" officeooo:rsid="00098095" officeooo:paragraph-rsid="000e24f3" style:font-style-asian="italic" style:font-weight-asian="normal" style:font-style-complex="italic" style:font-weight-complex="normal"/>
    </style:style>
    <style:style style:name="P24" style:family="paragraph" style:parent-style-name="Standard">
      <style:text-properties fo:font-style="italic" fo:font-weight="normal" officeooo:rsid="00098095" officeooo:paragraph-rsid="000e24f3" style:font-style-asian="italic" style:font-weight-asian="normal" style:font-style-complex="italic" style:font-weight-complex="normal"/>
    </style:style>
    <style:style style:name="P25" style:family="paragraph" style:parent-style-name="Standard" style:list-style-name="L6">
      <style:text-properties fo:font-style="italic" fo:font-weight="normal" officeooo:rsid="00098095" officeooo:paragraph-rsid="0011e648" style:font-style-asian="italic" style:font-weight-asian="normal" style:font-style-complex="italic" style:font-weight-complex="normal"/>
    </style:style>
    <style:style style:name="P26" style:family="paragraph" style:parent-style-name="Standard" style:list-style-name="L7">
      <style:text-properties fo:font-style="italic" fo:font-weight="normal" officeooo:rsid="00098095" officeooo:paragraph-rsid="00125e46" style:font-style-asian="italic" style:font-weight-asian="normal" style:font-style-complex="italic" style:font-weight-complex="normal"/>
    </style:style>
    <style:style style:name="P27" style:family="paragraph" style:parent-style-name="Standard" style:list-style-name="L8">
      <style:text-properties fo:font-style="italic" fo:font-weight="normal" officeooo:rsid="00098095" officeooo:paragraph-rsid="0014f45f" style:font-style-asian="italic" style:font-weight-asian="normal" style:font-style-complex="italic" style:font-weight-complex="normal"/>
    </style:style>
    <style:style style:name="P28" style:family="paragraph" style:parent-style-name="Standard" style:list-style-name="L10">
      <style:text-properties fo:font-style="italic" fo:font-weight="normal" officeooo:rsid="00098095" officeooo:paragraph-rsid="0016484d" style:font-style-asian="italic" style:font-weight-asian="normal" style:font-style-complex="italic" style:font-weight-complex="normal"/>
    </style:style>
    <style:style style:name="P29" style:family="paragraph" style:parent-style-name="Standard" style:list-style-name="L2">
      <style:text-properties fo:font-style="italic" fo:font-weight="normal" officeooo:rsid="000990ce" officeooo:paragraph-rsid="000990ce" style:font-style-asian="italic" style:font-weight-asian="normal" style:font-style-complex="italic" style:font-weight-complex="normal"/>
    </style:style>
    <style:style style:name="P30" style:family="paragraph" style:parent-style-name="Standard" style:list-style-name="L3">
      <style:text-properties fo:font-style="italic" fo:font-weight="normal" officeooo:rsid="000990ce" officeooo:paragraph-rsid="0009c2db" style:font-style-asian="italic" style:font-weight-asian="normal" style:font-style-complex="italic" style:font-weight-complex="normal"/>
    </style:style>
    <style:style style:name="P31" style:family="paragraph" style:parent-style-name="Standard" style:list-style-name="L4">
      <style:text-properties fo:font-style="italic" fo:font-weight="normal" officeooo:rsid="000990ce" officeooo:paragraph-rsid="000d3067" style:font-style-asian="italic" style:font-weight-asian="normal" style:font-style-complex="italic" style:font-weight-complex="normal"/>
    </style:style>
    <style:style style:name="P32" style:family="paragraph" style:parent-style-name="Standard" style:list-style-name="L6">
      <style:text-properties fo:font-style="italic" fo:font-weight="normal" officeooo:rsid="000990ce" officeooo:paragraph-rsid="0011e648" style:font-style-asian="italic" style:font-weight-asian="normal" style:font-style-complex="italic" style:font-weight-complex="normal"/>
    </style:style>
    <style:style style:name="P33" style:family="paragraph" style:parent-style-name="Standard">
      <style:text-properties fo:font-style="italic" fo:font-weight="normal" officeooo:rsid="000990ce" officeooo:paragraph-rsid="0011e648" style:font-style-asian="italic" style:font-weight-asian="normal" style:font-style-complex="italic" style:font-weight-complex="normal"/>
    </style:style>
    <style:style style:name="P34" style:family="paragraph" style:parent-style-name="Standard" style:list-style-name="L10">
      <style:text-properties fo:font-style="italic" fo:font-weight="normal" officeooo:rsid="000990ce" officeooo:paragraph-rsid="0016484d" style:font-style-asian="italic" style:font-weight-asian="normal" style:font-style-complex="italic" style:font-weight-complex="normal"/>
    </style:style>
    <style:style style:name="P35" style:family="paragraph" style:parent-style-name="Standard" style:list-style-name="L3">
      <style:text-properties fo:font-style="italic" fo:font-weight="normal" officeooo:rsid="0009c2db" officeooo:paragraph-rsid="0009c2db" style:font-style-asian="italic" style:font-weight-asian="normal" style:font-style-complex="italic" style:font-weight-complex="normal"/>
    </style:style>
    <style:style style:name="P36" style:family="paragraph" style:parent-style-name="Standard" style:list-style-name="L4">
      <style:text-properties fo:font-style="italic" fo:font-weight="normal" officeooo:rsid="0009c2db" officeooo:paragraph-rsid="000d3067" style:font-style-asian="italic" style:font-weight-asian="normal" style:font-style-complex="italic" style:font-weight-complex="normal"/>
    </style:style>
    <style:style style:name="P37" style:family="paragraph" style:parent-style-name="Standard" style:list-style-name="L6">
      <style:text-properties fo:font-style="italic" fo:font-weight="normal" officeooo:rsid="0009c2db" officeooo:paragraph-rsid="0011e648" style:font-style-asian="italic" style:font-weight-asian="normal" style:font-style-complex="italic" style:font-weight-complex="normal"/>
    </style:style>
    <style:style style:name="P38" style:family="paragraph" style:parent-style-name="Standard" style:list-style-name="L4">
      <style:text-properties fo:font-style="italic" fo:font-weight="normal" officeooo:rsid="000d3067" officeooo:paragraph-rsid="000d3067" style:font-style-asian="italic" style:font-weight-asian="normal" style:font-style-complex="italic" style:font-weight-complex="normal"/>
    </style:style>
    <style:style style:name="P39" style:family="paragraph" style:parent-style-name="Standard" style:list-style-name="L5">
      <style:text-properties fo:font-style="italic" fo:font-weight="normal" officeooo:rsid="000d3067" officeooo:paragraph-rsid="000e24f3" style:font-style-asian="italic" style:font-weight-asian="normal" style:font-style-complex="italic" style:font-weight-complex="normal"/>
    </style:style>
    <style:style style:name="P40" style:family="paragraph" style:parent-style-name="Standard" style:list-style-name="L7">
      <style:text-properties fo:font-style="italic" fo:font-weight="normal" officeooo:rsid="000d3067" officeooo:paragraph-rsid="00125e46" style:font-style-asian="italic" style:font-weight-asian="normal" style:font-style-complex="italic" style:font-weight-complex="normal"/>
    </style:style>
    <style:style style:name="P41" style:family="paragraph" style:parent-style-name="Standard" style:list-style-name="L8">
      <style:text-properties fo:font-style="italic" fo:font-weight="normal" officeooo:rsid="000d3067" officeooo:paragraph-rsid="0014f45f" style:font-style-asian="italic" style:font-weight-asian="normal" style:font-style-complex="italic" style:font-weight-complex="normal"/>
    </style:style>
    <style:style style:name="P42" style:family="paragraph" style:parent-style-name="Standard" style:list-style-name="L7">
      <style:text-properties fo:font-style="italic" fo:font-weight="normal" officeooo:rsid="001356dd" officeooo:paragraph-rsid="001356dd" style:font-style-asian="italic" style:font-weight-asian="normal" style:font-style-complex="italic" style:font-weight-complex="normal"/>
    </style:style>
    <style:style style:name="P43" style:family="paragraph" style:parent-style-name="Standard" style:list-style-name="L7">
      <style:text-properties fo:font-style="italic" fo:font-weight="normal" officeooo:rsid="001356dd" officeooo:paragraph-rsid="0014f45f" style:font-style-asian="italic" style:font-weight-asian="normal" style:font-style-complex="italic" style:font-weight-complex="normal"/>
    </style:style>
    <style:style style:name="P44" style:family="paragraph" style:parent-style-name="Standard">
      <style:text-properties fo:font-style="italic" fo:font-weight="normal" officeooo:rsid="001356dd" officeooo:paragraph-rsid="001356dd" style:font-style-asian="italic" style:font-weight-asian="normal" style:font-style-complex="italic" style:font-weight-complex="normal"/>
    </style:style>
    <style:style style:name="P45" style:family="paragraph" style:parent-style-name="Standard" style:list-style-name="L8">
      <style:text-properties fo:font-style="italic" fo:font-weight="normal" officeooo:rsid="001356dd" officeooo:paragraph-rsid="0014f45f" style:font-style-asian="italic" style:font-weight-asian="normal" style:font-style-complex="italic" style:font-weight-complex="normal"/>
    </style:style>
    <style:style style:name="P46" style:family="paragraph" style:parent-style-name="Standard" style:list-style-name="L10">
      <style:text-properties fo:font-style="italic" fo:font-weight="normal" officeooo:rsid="00092169" officeooo:paragraph-rsid="0016484d" style:font-style-asian="italic" style:font-weight-asian="normal" style:font-style-complex="italic" style:font-weight-complex="normal"/>
    </style:style>
    <style:style style:name="P47" style:family="paragraph" style:parent-style-name="Standard" style:list-style-name="L1">
      <style:text-properties fo:font-weight="bold" officeooo:rsid="00092169" officeooo:paragraph-rsid="00098095" style:font-weight-asian="bold" style:font-weight-complex="bold"/>
    </style:style>
    <style:style style:name="P48" style:family="paragraph" style:parent-style-name="Standard" style:list-style-name="L5">
      <style:text-properties fo:font-weight="bold" officeooo:rsid="00092169" officeooo:paragraph-rsid="000e24f3" style:font-weight-asian="bold" style:font-weight-complex="bold"/>
    </style:style>
    <style:style style:name="P49" style:family="paragraph" style:parent-style-name="Standard" style:list-style-name="L10">
      <style:text-properties fo:font-weight="bold" officeooo:rsid="00092169" officeooo:paragraph-rsid="0016484d" style:font-weight-asian="bold" style:font-weight-complex="bold"/>
    </style:style>
    <style:style style:name="P50" style:family="paragraph" style:parent-style-name="Standard" style:list-style-name="L2">
      <style:text-properties fo:font-weight="bold" officeooo:rsid="00098095" officeooo:paragraph-rsid="00098095" style:font-weight-asian="bold" style:font-weight-complex="bold"/>
    </style:style>
    <style:style style:name="P51" style:family="paragraph" style:parent-style-name="Standard" style:list-style-name="L4">
      <style:text-properties fo:font-weight="bold" officeooo:rsid="00098095" officeooo:paragraph-rsid="000d3067" style:font-weight-asian="bold" style:font-weight-complex="bold"/>
    </style:style>
    <style:style style:name="P52" style:family="paragraph" style:parent-style-name="Standard" style:list-style-name="L8">
      <style:text-properties fo:font-weight="bold" officeooo:rsid="00098095" officeooo:paragraph-rsid="0014f45f" style:font-weight-asian="bold" style:font-weight-complex="bold"/>
    </style:style>
    <style:style style:name="P53" style:family="paragraph" style:parent-style-name="Standard" style:list-style-name="L2">
      <style:text-properties fo:font-weight="bold" officeooo:rsid="000990ce" officeooo:paragraph-rsid="000990ce" style:font-weight-asian="bold" style:font-weight-complex="bold"/>
    </style:style>
    <style:style style:name="P54" style:family="paragraph" style:parent-style-name="Standard" style:list-style-name="L6">
      <style:text-properties fo:font-weight="bold" officeooo:rsid="000990ce" officeooo:paragraph-rsid="0011e648" style:font-weight-asian="bold" style:font-weight-complex="bold"/>
    </style:style>
    <style:style style:name="P55" style:family="paragraph" style:parent-style-name="Standard" style:list-style-name="L2">
      <style:text-properties fo:font-style="normal" fo:font-weight="bold" officeooo:rsid="000990ce" officeooo:paragraph-rsid="000990ce" style:font-style-asian="normal" style:font-weight-asian="bold" style:font-style-complex="normal" style:font-weight-complex="bold"/>
    </style:style>
    <style:style style:name="P56" style:family="paragraph" style:parent-style-name="Standard" style:list-style-name="L3">
      <style:text-properties fo:font-style="normal" fo:font-weight="bold" officeooo:rsid="0009c2db" officeooo:paragraph-rsid="0009c2db" style:font-style-asian="normal" style:font-weight-asian="bold" style:font-style-complex="normal" style:font-weight-complex="bold"/>
    </style:style>
    <style:style style:name="P57" style:family="paragraph" style:parent-style-name="Standard" style:list-style-name="L4">
      <style:text-properties fo:font-style="normal" fo:font-weight="bold" officeooo:rsid="0009c2db" officeooo:paragraph-rsid="000d3067" style:font-style-asian="normal" style:font-weight-asian="bold" style:font-style-complex="normal" style:font-weight-complex="bold"/>
    </style:style>
    <style:style style:name="P58" style:family="paragraph" style:parent-style-name="Standard" style:list-style-name="L6">
      <style:text-properties fo:font-style="normal" fo:font-weight="bold" officeooo:rsid="0009c2db" officeooo:paragraph-rsid="0011e648" style:font-style-asian="normal" style:font-weight-asian="bold" style:font-style-complex="normal" style:font-weight-complex="bold"/>
    </style:style>
    <style:style style:name="P59" style:family="paragraph" style:parent-style-name="Standard" style:list-style-name="L10">
      <style:text-properties fo:font-style="normal" fo:font-weight="bold" officeooo:rsid="0009c2db" officeooo:paragraph-rsid="0016484d" style:font-style-asian="normal" style:font-weight-asian="bold" style:font-style-complex="normal" style:font-weight-complex="bold"/>
    </style:style>
    <style:style style:name="P60" style:family="paragraph" style:parent-style-name="Standard" style:list-style-name="L4">
      <style:text-properties fo:font-style="normal" fo:font-weight="bold" officeooo:rsid="000d3067" officeooo:paragraph-rsid="000d3067" style:font-style-asian="normal" style:font-weight-asian="bold" style:font-style-complex="normal" style:font-weight-complex="bold"/>
    </style:style>
    <style:style style:name="P61" style:family="paragraph" style:parent-style-name="Standard" style:list-style-name="L5">
      <style:text-properties fo:font-style="normal" fo:font-weight="bold" officeooo:rsid="000d3067" officeooo:paragraph-rsid="000e24f3" style:font-style-asian="normal" style:font-weight-asian="bold" style:font-style-complex="normal" style:font-weight-complex="bold"/>
    </style:style>
    <style:style style:name="P62" style:family="paragraph" style:parent-style-name="Standard" style:list-style-name="L7">
      <style:text-properties fo:font-style="normal" fo:font-weight="bold" officeooo:rsid="000d3067" officeooo:paragraph-rsid="00125e46" style:font-style-asian="normal" style:font-weight-asian="bold" style:font-style-complex="normal" style:font-weight-complex="bold"/>
    </style:style>
    <style:style style:name="P63" style:family="paragraph" style:parent-style-name="Standard" style:list-style-name="L8">
      <style:text-properties fo:font-style="normal" fo:font-weight="bold" officeooo:rsid="000d3067" officeooo:paragraph-rsid="0014f45f" style:font-style-asian="normal" style:font-weight-asian="bold" style:font-style-complex="normal" style:font-weight-complex="bold"/>
    </style:style>
    <style:style style:name="P64" style:family="paragraph" style:parent-style-name="Standard" style:list-style-name="L7">
      <style:text-properties fo:font-style="normal" fo:font-weight="bold" officeooo:rsid="001356dd" officeooo:paragraph-rsid="001356dd" style:font-style-asian="normal" style:font-weight-asian="bold" style:font-style-complex="normal" style:font-weight-complex="bold"/>
    </style:style>
    <style:style style:name="P65" style:family="paragraph" style:parent-style-name="Standard" style:list-style-name="L8">
      <style:text-properties fo:font-style="normal" fo:font-weight="bold" officeooo:rsid="001356dd" officeooo:paragraph-rsid="0014f45f" style:font-style-asian="normal" style:font-weight-asian="bold" style:font-style-complex="normal" style:font-weight-complex="bold"/>
    </style:style>
    <style:style style:name="P66" style:family="paragraph" style:parent-style-name="Standard">
      <style:text-properties fo:font-style="normal" fo:font-weight="normal" officeooo:rsid="00098095" officeooo:paragraph-rsid="0014f45f" style:font-style-asian="normal" style:font-weight-asian="normal" style:font-style-complex="normal" style:font-weight-complex="normal"/>
    </style:style>
    <style:style style:name="P67" style:family="paragraph" style:parent-style-name="Standard">
      <style:text-properties fo:font-style="normal" fo:font-weight="normal" officeooo:rsid="0010f3d4" officeooo:paragraph-rsid="0010f3d4" style:font-style-asian="normal" style:font-weight-asian="normal" style:font-style-complex="normal" style:font-weight-complex="normal"/>
    </style:style>
    <style:style style:name="P68" style:family="paragraph" style:parent-style-name="Standard">
      <style:text-properties fo:font-style="normal" fo:font-weight="normal" officeooo:rsid="0011e648" officeooo:paragraph-rsid="0011e648" style:font-style-asian="normal" style:font-weight-asian="normal" style:font-style-complex="normal" style:font-weight-complex="normal"/>
    </style:style>
    <style:style style:name="P69" style:family="paragraph" style:parent-style-name="Standard">
      <style:text-properties fo:font-style="normal" fo:font-weight="normal" officeooo:rsid="00125e46" officeooo:paragraph-rsid="00125e46" style:font-style-asian="normal" style:font-weight-asian="normal" style:font-style-complex="normal" style:font-weight-complex="normal"/>
    </style:style>
    <style:style style:name="P70" style:family="paragraph" style:parent-style-name="Standard">
      <style:text-properties fo:font-style="normal" fo:font-weight="normal" officeooo:rsid="00138858" officeooo:paragraph-rsid="00138858" style:font-style-asian="normal" style:font-weight-asian="normal" style:font-style-complex="normal" style:font-weight-complex="normal"/>
    </style:style>
    <style:style style:name="P71" style:family="paragraph" style:parent-style-name="Standard">
      <style:text-properties fo:font-style="normal" fo:font-weight="normal" officeooo:rsid="0014f45f" officeooo:paragraph-rsid="0014f45f" style:font-style-asian="normal" style:font-weight-asian="normal" style:font-style-complex="normal" style:font-weight-complex="normal"/>
    </style:style>
    <style:style style:name="P72" style:family="paragraph" style:parent-style-name="Standard">
      <style:text-properties fo:font-style="normal" fo:font-weight="normal" officeooo:rsid="0016484d" officeooo:paragraph-rsid="0016484d" style:font-style-asian="normal" style:font-weight-asian="normal" style:font-style-complex="normal" style:font-weight-complex="normal"/>
    </style:style>
    <style:style style:name="T1" style:family="text">
      <style:text-properties officeooo:rsid="00098095"/>
    </style:style>
    <style:style style:name="T2" style:family="text">
      <style:text-properties fo:font-style="italic" officeooo:rsid="00098095"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16484d" style:font-weight-asian="bold" style:font-weight-complex="bold"/>
    </style:style>
    <style:style style:name="T5" style:family="text">
      <style:text-properties officeooo:rsid="0009c2db"/>
    </style:style>
    <style:style style:name="T6" style:family="text">
      <style:text-properties officeooo:rsid="000d3067"/>
    </style:style>
    <style:style style:name="T7" style:family="text">
      <style:text-properties officeooo:rsid="0011e648"/>
    </style:style>
    <style:style style:name="T8" style:family="text">
      <style:text-properties officeooo:rsid="001498f7"/>
    </style:style>
    <style:style style:name="T9" style:family="text">
      <style:text-properties officeooo:rsid="0014f45f"/>
    </style:style>
    <style:style style:name="T10" style:family="text">
      <style:text-properties officeooo:rsid="001648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Y] heeft een bal in zijn gezicht gekregen en heeft een bloedneus. [DOKTER] moet hiervoor naar level 1 en verzamelt <text:s/><text:span text:style-name="T1">een</text:span> hand en een stuk papier. [DOKTER] <text:span text:style-name="T1">laat </text:span>[HARRY] zijn neus snuiten <text:span text:style-name="T1">in het papier</text:span> en knijpt daarna [HARRY]’s neus dicht met <text:span text:style-name="T1">de hand</text:span>.</text:p>
      <text:p text:style-name="P1"/>
      <text:p text:style-name="P1">ITEMS:</text:p>
      <text:list xml:id="list2023124795" text:style-name="L1">
        <text:list-item>
          <text:p text:style-name="P10"><text:span text:style-name="T3">Hand</text:span> </text:p>
          <text:p text:style-name="P19">Met de hand kun je voelen voor breuken of kneuzingen en neuzen dichtkijpen!</text:p>
        </text:list-item>
        <text:list-item>
          <text:p text:style-name="P10"><text:span text:style-name="T3">Papier</text:span> </text:p>
          <text:p text:style-name="P19">Papier kan worden gebruikt om wonden schoon te maken of neuzen te snuiten!</text:p>
        </text:list-item>
        <text:list-item>
          <text:p text:style-name="P47">Pleister</text:p>
          <text:p text:style-name="P11"><text:span text:style-name="T2">Een pleister kan worden gebruikt om kleine wondjes tegen vuil te beschermen!</text:span> </text:p>
        </text:list-item>
        <text:list-item>
          <text:p text:style-name="P10"><text:span text:style-name="T3">Zoutoplossing</text:span> </text:p>
          <text:p text:style-name="P19">Zoutoplossing kan worden gebruikt om verstopte neuzen te openen!</text:p>
        </text:list-item>
      </text:list>
      <text:p text:style-name="P1"/>
      <text:p text:style-name="P1">[HARRY] is van de fiets gevallen en heeft zijn enkel verstuikt. [DOKTER] moet hiervoor naar lev<text:span text:style-name="T1">el 2 en verzamelt een icepack en een droge doek. [DOKTER] legt eerst de doek over [HARRY]’s enkel en plaats de icepack hier bovenop.</text:span></text:p>
      <text:p text:style-name="P1"/>
      <text:p text:style-name="P2">ITEMS:</text:p>
      <text:list xml:id="list3142944657" text:style-name="L2">
        <text:list-item>
          <text:p text:style-name="P50">Droge doek</text:p>
          <text:p text:style-name="P20">Een droge doek kan worden gebruikt om iets droog te deppen of als beschermingslaag tussen de huid en zeer koude of warme dingen!</text:p>
        </text:list-item>
        <text:list-item>
          <text:p text:style-name="P53">ColdPack</text:p>
          <text:p text:style-name="P29">Een cold pack kan worden gebruikt om zwellingen te verminderen!</text:p>
        </text:list-item>
        <text:list-item>
          <text:p text:style-name="P55">Verband</text:p>
          <text:p text:style-name="P29">Verband kan worden gebruikt om grotere wonden tegen vuil te beschermen!</text:p>
        </text:list-item>
        <text:list-item>
          <text:p text:style-name="P55">Water</text:p>
          <text:p text:style-name="P29">Water kan worden gebruikt om wonden schoon te maken of gewoon om op te drinken!</text:p>
          <text:p text:style-name="P29"/>
        </text:list-item>
      </text:list>
      <text:p text:style-name="P5">[HARRY] is gestruikeld <text:span text:style-name="T5">in het grind</text:span> <text:span text:style-name="T5">en heeft een schaafwondje op elleboog. [DOKTER] gaat naar level 3 en verzamelt een pincet, een stuk papier en water. [DOKTER] spoelt [HARRY]’s wond schoon met water en gebruikt de pincet om de stukjes grind eruit te halen. Daarna dept hij de wond voorzichtig schoon met het papier en smeert er een beetje betadine zalf op. De wond moet aan de lucht drogen.</text:span></text:p>
      <text:p text:style-name="P5"/>
      <text:p text:style-name="P6">ITEMS:</text:p>
      <text:list xml:id="list3943513386" text:style-name="L3">
        <text:list-item>
          <text:p text:style-name="P56">Pincet</text:p>
          <text:p text:style-name="P35">Een pincet kan worden gebruikt om grind en splinters voorzichtig weg te halen!</text:p>
        </text:list-item>
        <text:list-item>
          <text:p text:style-name="P56">Water</text:p>
          <text:p text:style-name="P30">Water kan worden gebruikt om wonden schoon te maken of gewoon om op te drinken!</text:p>
        </text:list-item>
        <text:list-item>
          <text:p text:style-name="P12"><text:span text:style-name="T3">Papier</text:span> </text:p>
          <text:p text:style-name="P21">Papier kan worden gebruikt om wonden schoon te maken of neuzen te snuiten!</text:p>
        </text:list-item>
        <text:list-item>
          <text:p text:style-name="P12"><text:span text:style-name="T4">Betadine</text:span> </text:p>
          <text:p text:style-name="P21"><text:span text:style-name="T10">Betadine kan worden gebruikt om oppervlakkige wondjes te ontsmetten</text:span>!</text:p>
        </text:list-item>
      </text:list>
      <text:p text:style-name="P3"/>
      <text:p text:style-name="P7">[HARR<text:span text:style-name="T6">IETTE</text:span>] <text:span text:style-name="T6">heeft de krultang van de verkeerde kant gepakt en heeft haar hand verbrand. [DOKTER] gaat naar level 4 en verzamelt water, een droge doek, plastic folie en een telefoon. [DOKTER] koelt [HARIETTE]’s hand door er water over te laten stromen. Als de hand is afgekoeld, dept [DOKTER] hem voorzichtig droog met de doek en wikkelt een laagje plastic folie om de hand van [HARIETTE]. [DOKTER] belt hierna de huisarts om om advies te vragen.</text:span></text:p>
      <text:p text:style-name="P7"/>
      <text:p text:style-name="P8"/>
      <text:p text:style-name="P8"><text:soft-page-break/></text:p>
      <text:p text:style-name="P8">ITEMS:</text:p>
      <text:list xml:id="list1498912655" text:style-name="L4">
        <text:list-item>
          <text:p text:style-name="P57">Pincet</text:p>
          <text:p text:style-name="P36">Een pincet kan worden gebruikt om grind en splinters voorzichtig weg te halen!</text:p>
        </text:list-item>
        <text:list-item>
          <text:p text:style-name="P57">Water</text:p>
          <text:p text:style-name="P31">Water kan worden gebruikt om wonden schoon te maken of gewoon om op te drinken!</text:p>
        </text:list-item>
        <text:list-item>
          <text:p text:style-name="P13"><text:span text:style-name="T3">Papier</text:span> </text:p>
          <text:p text:style-name="P22">Papier kan worden gebruikt om wonden schoon te maken of neuzen te snuiten!</text:p>
        </text:list-item>
        <text:list-item>
          <text:p text:style-name="P51">Droge doek</text:p>
          <text:p text:style-name="P22">Een droge doek kan worden gebruikt om iets droog te deppen of als beschermingslaag tussen de huid en zeer koude of warme dingen!</text:p>
        </text:list-item>
        <text:list-item>
          <text:p text:style-name="P60">Telefoon</text:p>
          <text:p text:style-name="P38">De telefoon kan worden gebruikt om om advies te vragen of een ambulance te bellen!</text:p>
        </text:list-item>
      </text:list>
      <text:p text:style-name="P4"/>
      <text:p text:style-name="P9">[HARRY] is uit een boom gevallen en heeft zijn arm gebroken. [DOKTER] gaat naar level 5 en verzamelt een hand en een telefoon. [DOKTER] gebruikt de hand om te onderzoeken of [HARRY] zijn arm nog kan bewegen, er geen open wonden zijn en de arm stil te houden. Daarna belt hij met de telefoon de huisarts om advies.</text:p>
      <text:p text:style-name="P9"/>
      <text:p text:style-name="P9">ITEMS:</text:p>
      <text:list xml:id="list2781973875" text:style-name="L5">
        <text:list-item>
          <text:p text:style-name="P48">Pleister</text:p>
          <text:p text:style-name="P14"><text:span text:style-name="T2">Een pleister kan worden gebruikt om kleine wondjes tegen vuil te beschermen!</text:span> </text:p>
        </text:list-item>
        <text:list-item>
          <text:p text:style-name="P14"><text:span text:style-name="T3">Zoutoplossing</text:span> </text:p>
          <text:p text:style-name="P23">Zoutoplossing kan worden gebruikt om verstopte neuzen te openen!</text:p>
        </text:list-item>
        <text:list-item>
          <text:p text:style-name="P61">Telefoon</text:p>
          <text:p text:style-name="P39">De telefoon kan worden gebruikt om om advies te vragen of een ambulance te bellen!</text:p>
        </text:list-item>
        <text:list-item>
          <text:p text:style-name="P14"><text:span text:style-name="T3">Hand</text:span> </text:p>
          <text:p text:style-name="P23">Met de hand kun je voelen voor breuken of kneuzingen en neuzen dichtkijpen!</text:p>
        </text:list-item>
      </text:list>
      <text:p text:style-name="P24"/>
      <text:p text:style-name="P67">[HARRY] is gestoken door een bij. <text:span text:style-name="T7">[DOKTER] gaat naar level 6 en verzamelt een pincet en een coldpack. [DOKTER] gebruikt de pincet om de angel te verwijderen en koelt de bult met de coldpack.</text:span></text:p>
      <text:p text:style-name="P67"/>
      <text:p text:style-name="P68">ITEMS:</text:p>
      <text:p text:style-name="P68"/>
      <text:list xml:id="list2742375785" text:style-name="L6">
        <text:list-item>
          <text:p text:style-name="P58">Pincet</text:p>
          <text:p text:style-name="P37">Een pincet kan worden gebruikt om grind en splinters voorzichtig weg te halen!</text:p>
        </text:list-item>
        <text:list-item>
          <text:p text:style-name="P58">Water</text:p>
          <text:p text:style-name="P32">Water kan worden gebruikt om wonden schoon te maken of gewoon om op te drinken!</text:p>
        </text:list-item>
        <text:list-item>
          <text:p text:style-name="P15"><text:span text:style-name="T3">Papier</text:span> </text:p>
          <text:p text:style-name="P25">Papier kan worden gebruikt om wonden schoon te maken of neuzen te snuiten!</text:p>
        </text:list-item>
        <text:list-item>
          <text:p text:style-name="P54">ColdPack</text:p>
          <text:p text:style-name="P32">Een cold pack kan worden gebruikt om zwellingen te verminderen!</text:p>
        </text:list-item>
      </text:list>
      <text:p text:style-name="P33"/>
      <text:p text:style-name="P69">[HARRY] heeft te pittig gegeten en nu voelt het alsof zijn mond in brand staat. [DOKTER] gaat naar level 7 en verzamelt melk en witbrood. [DOKTER] laat [HARRY] melk drinken en witbrood eten om zijn mond af te koelen.</text:p>
      <text:p text:style-name="P69"/>
      <text:p text:style-name="P69">ITEMS:</text:p>
      <text:list xml:id="list3384042614" text:style-name="L7">
        <text:list-item>
          <text:p text:style-name="P16"><text:span text:style-name="T3">Zoutoplossing</text:span> </text:p>
          <text:p text:style-name="P26">Zoutoplossing kan worden gebruikt om verstopte neuzen te openen!</text:p>
        </text:list-item>
        <text:list-item>
          <text:p text:style-name="P62">Telefoon</text:p>
          <text:p text:style-name="P40"><text:soft-page-break/>De telefoon kan worden gebruikt om om advies te vragen of een ambulance te bellen!</text:p>
        </text:list-item>
        <text:list-item>
          <text:p text:style-name="P64">Melk</text:p>
          <text:p text:style-name="P43">Melk kan worden gebruikt om tanden <text:span text:style-name="T9">schoon te spoelen of</text:span> te bewaren of een branderige tong te sussen!</text:p>
        </text:list-item>
        <text:list-item>
          <text:p text:style-name="P64">Witbrood</text:p>
          <text:p text:style-name="P42">Witbrood kan worden gebruikt om een branderige tong te sussen!</text:p>
        </text:list-item>
      </text:list>
      <text:p text:style-name="P44"/>
      <text:p text:style-name="P70">[HARRY] is van zijn hoverboard gevallen en heeft een voortand verloren. <text:span text:style-name="T8">[DOKTER] gaat naar level 8 en verzamelt een hand, een telefoon en melk. [DOKTER] spoelt de tand met de melk af en plaats hem daarna terug op de juiste plek in [HARRY]’s mond. [DOKTER] belt hierna de tandarts voor advies.</text:span></text:p>
      <text:p text:style-name="P70"/>
      <text:p text:style-name="P71">ITEMS:</text:p>
      <text:list xml:id="list2496718267" text:style-name="L8">
        <text:list-item>
          <text:p text:style-name="P63">Telefoon</text:p>
          <text:p text:style-name="P41">De telefoon kan worden gebruikt om om advies te vragen of een ambulance te bellen!</text:p>
        </text:list-item>
        <text:list-item>
          <text:p text:style-name="P65">Melk</text:p>
          <text:p text:style-name="P45">Melk kan worden gebruikt om tanden <text:span text:style-name="T9">schoon te spoelen of</text:span> te bewaren of een branderige tong te sussen!</text:p>
        </text:list-item>
        <text:list-item>
          <text:p text:style-name="P17"><text:span text:style-name="T3">Papier</text:span> </text:p>
          <text:p text:style-name="P27">Papier kan worden gebruikt om wonden schoon te maken of neuzen te snuiten!</text:p>
        </text:list-item>
        <text:list-item>
          <text:p text:style-name="P52">Droge doek</text:p>
          <text:p text:style-name="P27">Een droge doek kan worden gebruikt om iets droog te deppen of als beschermingslaag tussen de huid en zeer koude of warme dingen!</text:p>
        </text:list-item>
      </text:list>
      <text:p text:style-name="P66"/>
      <text:p text:style-name="P71">[HARRIETTE] <text:span text:style-name="T10">heeft in haar vinger gesneden. [DOKTER] gaat naar level 9 en verzamelt water, een stuk papier en een pleister. [DOKTER] spoelt het wondje schoon met water, dept het droog met papier en dekt het af met een pleister.</text:span></text:p>
      <text:p text:style-name="P71"/>
      <text:p text:style-name="P72">ITEMS:</text:p>
      <text:p text:style-name="P72"/>
      <text:list xml:id="list4173891833" text:style-name="L10">
        <text:list-item>
          <text:p text:style-name="P59">Water</text:p>
          <text:p text:style-name="P34">Water kan worden gebruikt om wonden schoon te maken of gewoon om op te drinken!</text:p>
        </text:list-item>
        <text:list-item>
          <text:p text:style-name="P18"><text:span text:style-name="T3">Papier</text:span> </text:p>
          <text:p text:style-name="P28">Papier kan worden gebruikt om wonden schoon te maken of neuzen te snuiten!</text:p>
        </text:list-item>
        <text:list-item>
          <text:p text:style-name="P18"><text:span text:style-name="T4">Betadine</text:span> </text:p>
          <text:p text:style-name="P28"><text:span text:style-name="T10">Betadine kan worden gebruikt om oppervlakkige wondjes te ontsmetten</text:span>!</text:p>
        </text:list-item>
        <text:list-item>
          <text:p text:style-name="P49">Pleister</text:p>
          <text:p text:style-name="P46"><text:span text:style-name="T1">Een pleister kan worden gebruikt om kleine wondjes tegen vuil te bescherme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3:18:31.765944920</meta:creation-date>
    <dc:date>2018-12-13T10:35:05.593750141</dc:date>
    <meta:editing-duration>PT25M31S</meta:editing-duration>
    <meta:editing-cycles>4</meta:editing-cycles>
    <meta:generator>LibreOffice/6.0.6.2$Linux_X86_64 LibreOffice_project/00m0$Build-2</meta:generator>
    <meta:document-statistic meta:table-count="0" meta:image-count="0" meta:object-count="0" meta:page-count="3" meta:paragraph-count="93" meta:word-count="1077" meta:character-count="5917" meta:non-whitespace-character-count="4990"/>
  </office:meta>
</office:document-meta>
</file>